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27ac" officeooo:paragraph-rsid="000727ac"/>
    </style:style>
    <style:style style:name="P2" style:family="paragraph" style:parent-style-name="Standard">
      <style:text-properties officeooo:rsid="000727ac" officeooo:paragraph-rsid="000ab623"/>
    </style:style>
    <style:style style:name="P3" style:family="paragraph" style:parent-style-name="Standard">
      <style:text-properties officeooo:rsid="000ad0c8" officeooo:paragraph-rsid="000ad0c8"/>
    </style:style>
    <style:style style:name="P4" style:family="paragraph" style:parent-style-name="Standard">
      <style:text-properties officeooo:rsid="000c5249" officeooo:paragraph-rsid="000c5249"/>
    </style:style>
    <style:style style:name="P5" style:family="paragraph" style:parent-style-name="Standard">
      <style:text-properties officeooo:rsid="000da25f" officeooo:paragraph-rsid="000da25f"/>
    </style:style>
    <style:style style:name="T1" style:family="text">
      <style:text-properties officeooo:rsid="0007eb5c"/>
    </style:style>
    <style:style style:name="T2" style:family="text">
      <style:text-properties officeooo:rsid="00086f5c"/>
    </style:style>
    <style:style style:name="T3" style:family="text">
      <style:text-properties officeooo:rsid="000a0955"/>
    </style:style>
    <style:style style:name="T4" style:family="text">
      <style:text-properties officeooo:rsid="000ab623"/>
    </style:style>
    <style:style style:name="T5" style:family="text">
      <style:text-properties officeooo:rsid="000c5249"/>
    </style:style>
    <style:style style:name="T6" style:family="text">
      <style:text-properties officeooo:rsid="000dc0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ll das „Bismarck-Zimmer“ in „das Zimmer der deutschen Einheit“ umbenannt werden? Nein, eine Umbenennung ist aus meiner Sicht unnötig <text:span text:style-name="T1">vielleicht sogar unpassend, da Deutschland durch Bismarck hauptsächlich bereichert wurde. Bismarck hat sich bemüht in seiner Amtszeit von 1871 – 1918 Deutschland jeglichen Konflikten mit den umliegenden und allen anderen Ländern zu vermeiden. Manch einer mag mir hierbei wohl widersprechen und sagen das er die anderen Länder gegeneinander ausspielen wollte </text:span><text:span text:style-name="T2">durch „Geheime“ Friedens Vereinbarungen. </text:span><text:span text:style-name="T3">In meinen Augen erscheinen mir diese Vereinbarungen nur als Rückversicherung, und denke, dass wenn Bismarck diese Öffentlich gemacht hätte, mehr Konflikt zwischen Deutschland Österreich und Russland entstanden wäre. </text:span></text:p>
      <text:p text:style-name="P2"/>
      <text:p text:style-name="P2"><text:span text:style-name="T4">Bismarck war anfangs stark gegen die Kolonialisierung, doch gab letzten Endes nach, damit Deutschland nicht komplett seine Position in der Welt verliert. Es war nicht Bismarcks schuld das Deutschland Kolonien besaß, es war einfach ein „Trend“ der zu dieser zeit </text:span><text:span text:style-name="T6">e</text:span><text:span text:style-name="T4">in Teil der Welt war. Zudem kann man nicht sagen, </text:span><text:span text:style-name="T6">dass</text:span><text:span text:style-name="T4"> die Uhreinwohner die in diesen gebieten lebten unbedingt Schlecht behandelt wurden.</text:span></text:p>
      <text:p text:style-name="P2"/>
      <text:p text:style-name="P4">Bismarck ist ebenfalls zuständig für die Reichsgründung die uns als Deutschland, welches vorher aus vielen kleinen Fürstentümern bestand, vereint hat.</text:p>
      <text:p text:style-name="P1"/>
      <text:p text:style-name="P3"><text:span text:style-name="T5">Und d</text:span>ie größte Bereicherung die Bismarck uns lieferte, war das grundlegende System der Versicherungen. <text:span text:style-name="T5">Auf diesem System beruhen auch heute noch unsere Versicherungen, ohne die das Leben in Deutschland wesentlich unsicherer wäre.</text:span></text:p>
      <text:p text:style-name="P3"/>
      <text:p text:style-name="P5">Die Punkte die für Bismarck sprechen überwiegen mit einer großen Mehrheit. Demnach finde ich das Umbenennen ungerechtferti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5T17:37:39.666000000</meta:creation-date>
    <meta:generator>LibreOffice/7.0.2.2$Windows_X86_64 LibreOffice_project/8349ace3c3162073abd90d81fd06dcfb6b36b994</meta:generator>
    <dc:date>2023-01-25T18:02:37.700000000</dc:date>
    <meta:editing-duration>PT24M56S</meta:editing-duration>
    <meta:editing-cycles>9</meta:editing-cycles>
    <meta:document-statistic meta:table-count="0" meta:image-count="0" meta:object-count="0" meta:page-count="1" meta:paragraph-count="5" meta:word-count="231" meta:character-count="1655" meta:non-whitespace-character-count="1427"/>
  </office:meta>
</office:document-meta>
</file>